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3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filelist.txt</text:p>
          </table:table-cell>
          <table:table-cell table:number-columns-repeated="3"/>
        </table:table-row>
        <table:table-row table:style-name="ro1">
          <table:table-cell office:value-type="string">
            <text:p>files</text:p>
          </table:table-cell>
          <table:table-cell table:number-columns-repeated="3"/>
        </table:table-row>
        <table:table-row table:style-name="ro1">
          <table:table-cell office:value-type="string">
            <text:p>manifests</text:p>
          </table:table-cell>
          <table:table-cell table:number-columns-repeated="3"/>
        </table:table-row>
        <table:table-row table:style-name="ro1">
          <table:table-cell office:value-type="string">
            <text:p>nodes</text:p>
          </table:table-cell>
          <table:table-cell table:number-columns-repeated="3"/>
        </table:table-row>
        <table:table-row table:style-name="ro1">
          <table:table-cell office:value-type="string">
            <text:p>README.md</text:p>
          </table:table-cell>
          <table:table-cell table:number-columns-repeated="3"/>
        </table:table-row>
        <table:table-row table:style-name="ro1">
          <table:table-cell office:value-type="string">
            <text:p>templat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:</text:p>
          </table:table-cell>
          <table:table-cell table:number-columns-repeated="3"/>
        </table:table-row>
        <table:table-row table:style-name="ro1">
          <table:table-cell office:value-type="string">
            <text:p>deb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gwm</text:p>
          </table:table-cell>
          <table:table-cell table:number-columns-repeated="3"/>
        </table:table-row>
        <table:table-row table:style-name="ro1">
          <table:table-cell office:value-type="string">
            <text:p>instance-image</text:p>
          </table:table-cell>
          <table:table-cell table:number-columns-repeated="3"/>
        </table:table-row>
        <table:table-row table:style-name="ro1">
          <table:table-cell office:value-type="string">
            <text:p>modules</text:p>
          </table:table-cell>
          <table:table-cell table:number-columns-repeated="3"/>
        </table:table-row>
        <table:table-row table:style-name="ro1">
          <table:table-cell office:value-type="string">
            <text:p>preseed</text:p>
          </table:table-cell>
          <table:table-cell table:number-columns-repeated="3"/>
        </table:table-row>
        <table:table-row table:style-name="ro1">
          <table:table-cell office:value-type="string">
            <text:p>rapi-users</text:p>
          </table:table-cell>
          <table:table-cell table:number-columns-repeated="3"/>
        </table:table-row>
        <table:table-row table:style-name="ro1">
          <table:table-cell office:value-type="string">
            <text:p>scripts</text:p>
          </table:table-cell>
          <table:table-cell table:number-columns-repeated="3"/>
        </table:table-row>
        <table:table-row table:style-name="ro1">
          <table:table-cell office:value-type="string">
            <text:p>src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deb:</text:p>
          </table:table-cell>
          <table:table-cell table:number-columns-repeated="3"/>
        </table:table-row>
        <table:table-row table:style-name="ro1">
          <table:table-cell office:value-type="string">
            <text:p>puppet_2.7.0~rc4-1_all.deb</text:p>
          </table:table-cell>
          <table:table-cell/>
          <table:table-cell office:value-type="string">
            <text:p>remove</text:p>
          </table:table-cell>
          <table:table-cell office:value-type="string">
            <text:p>use repo versions</text:p>
          </table:table-cell>
        </table:table-row>
        <table:table-row table:style-name="ro1">
          <table:table-cell office:value-type="string">
            <text:p>puppet-common_2.7.0~rc4-1_all.deb</text:p>
          </table:table-cell>
          <table:table-cell/>
          <table:table-cell office:value-type="string">
            <text:p>remove</text:p>
          </table:table-cell>
          <table:table-cell office:value-type="string">
            <text:p>use repo versio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gwm:</text:p>
          </table:table-cell>
          <table:table-cell table:number-columns-repeated="3"/>
        </table:table-row>
        <table:table-row table:style-name="ro1">
          <table:table-cell office:value-type="string">
            <text:p>flashpolicy</text:p>
          </table:table-cell>
          <table:table-cell table:number-columns-repeated="3"/>
        </table:table-row>
        <table:table-row table:style-name="ro1">
          <table:table-cell office:value-type="string">
            <text:p>gwm_cache</text:p>
          </table:table-cell>
          <table:table-cell table:number-columns-repeated="3"/>
        </table:table-row>
        <table:table-row table:style-name="ro1">
          <table:table-cell office:value-type="string">
            <text:p>user_fixture.json</text:p>
          </table:table-cell>
          <table:table-cell table:number-columns-repeated="3"/>
        </table:table-row>
        <table:table-row table:style-name="ro1">
          <table:table-cell office:value-type="string">
            <text:p>vncap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instance-image: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debian-lenny.conf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hooks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variants.list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instance-image/hooks: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zz_no-net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preseed: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debian.preseed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setup.sh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scripts:</text:p>
          </table:table-cell>
          <table:table-cell table:number-columns-repeated="3"/>
        </table:table-row>
        <table:table-row table:style-name="ro1">
          <table:table-cell office:value-type="string">
            <text:p>initialize-ganeti</text:p>
          </table:table-cell>
          <table:table-cell table:number-columns-repeated="3"/>
        </table:table-row>
        <table:table-row table:style-name="ro1">
          <table:table-cell office:value-type="string">
            <text:p>install-ganeti</text:p>
          </table:table-cell>
          <table:table-cell table:number-columns-repeated="3"/>
        </table:table-row>
        <table:table-row table:style-name="ro1">
          <table:table-cell office:value-type="string">
            <text:p>install-htools</text:p>
          </table:table-cell>
          <table:table-cell table:number-columns-repeated="3"/>
        </table:table-row>
        <table:table-row table:style-name="ro1">
          <table:table-cell office:value-type="string">
            <text:p>install-instance-image</text:p>
          </table:table-cell>
          <table:table-cell table:number-columns-repeated="3"/>
        </table:table-row>
        <table:table-row table:style-name="ro1">
          <table:table-cell office:value-type="string">
            <text:p>syncdb-gw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files/src:</text:p>
          </table:table-cell>
          <table:table-cell table:number-columns-repeated="3"/>
        </table:table-row>
        <table:table-row table:style-name="ro1">
          <table:table-cell office:value-type="string">
            <text:p>ganeti-2.4.5.tar.gz</text:p>
          </table:table-cell>
          <table:table-cell/>
          <table:table-cell office:value-type="string">
            <text:p>remove</text:p>
          </table:table-cell>
          <table:table-cell office:value-type="string">
            <text:p>use repo versions</text:p>
          </table:table-cell>
        </table:table-row>
        <table:table-row table:style-name="ro1">
          <table:table-cell office:value-type="string">
            <text:p>ganeti-htools-0.3.1.tar.gz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ganeti-instance-image-0.5.1.tar.gz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ganeti-webmgr.0.7.2.tar.gz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manifests:</text:p>
          </table:table-cell>
          <table:table-cell table:number-columns-repeated="3"/>
        </table:table-row>
        <table:table-row table:style-name="ro1">
          <table:table-cell office:value-type="string">
            <text:p>drbd.pp</text:p>
          </table:table-cell>
          <table:table-cell office:value-type="string">
            <text:p>done</text:p>
          </table:table-cell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ganeti.pp</text:p>
          </table:table-cell>
          <table:table-cell table:style-name="ce2" office:value-type="percentage" office:value="0.9">
            <text:p>90.00%</text:p>
          </table:table-cell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gwm.pp</text:p>
          </table:table-cell>
          <table:table-cell/>
          <table:table-cell office:value-type="string">
            <text:p>edit &amp; keep</text:p>
          </table:table-cell>
          <table:table-cell office:value-type="string">
            <text:p>Web manager</text:p>
          </table:table-cell>
        </table:table-row>
        <table:table-row table:style-name="ro1">
          <table:table-cell office:value-type="string">
            <text:p>hosts.pp</text:p>
          </table:table-cell>
          <table:table-cell table:number-columns-repeated="3"/>
        </table:table-row>
        <table:table-row table:style-name="ro1">
          <table:table-cell office:value-type="string">
            <text:p>htools.pp</text:p>
          </table:table-cell>
          <table:table-cell table:number-columns-repeated="3"/>
        </table:table-row>
        <table:table-row table:style-name="ro1">
          <table:table-cell office:value-type="string">
            <text:p>init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install_deps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instance_image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kvm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networking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params.pp</text:p>
          </table:table-cell>
          <table:table-cell table:number-columns-repeated="3"/>
        </table:table-row>
        <table:table-row table:style-name="ro1">
          <table:table-cell office:value-type="string">
            <text:p>puppet.pp</text:p>
          </table:table-cell>
          <table:table-cell/>
          <table:table-cell office:value-type="string">
            <text:p>edit &amp; keep</text:p>
          </table:table-cell>
          <table:table-cell/>
        </table:table-row>
        <table:table-row table:style-name="ro1">
          <table:table-cell office:value-type="string">
            <text:p>unpack.pp</text:p>
          </table:table-cell>
          <table:table-cell table:number-columns-repeated="3"/>
        </table:table-row>
        <table:table-row table:style-name="ro1">
          <table:table-cell office:value-type="string">
            <text:p>wget.pp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nodes:</text:p>
          </table:table-cell>
          <table:table-cell table:number-columns-repeated="3"/>
        </table:table-row>
        <table:table-row table:style-name="ro1">
          <table:table-cell office:value-type="string">
            <text:p>node1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1-complete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1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2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2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3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node3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puppet-upgrade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nodes/node1: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itialize-ganeti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stall-ganeti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nodes/node2: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stall-ganeti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nodes/node3: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install-ganeti.pp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templates:</text:p>
          </table:table-cell>
          <table:table-cell table:number-columns-repeated="3"/>
        </table:table-row>
        <table:table-row table:style-name="ro1">
          <table:table-cell office:value-type="string">
            <text:p>instance-image</text:p>
          </table:table-cell>
          <table:table-cell table:number-columns-repeated="3"/>
        </table:table-row>
        <table:table-row table:style-name="ro1">
          <table:table-cell office:value-type="string">
            <text:p>interfaces.erb</text:p>
          </table:table-cell>
          <table:table-cell/>
          <table:table-cell office:value-type="string">
            <text:p>remove</text:p>
          </table:table-cell>
          <table:table-cell office:value-type="string">
            <text:p>use as example for hosts fi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./templates/instance-image:</text:p>
          </table:table-cell>
          <table:table-cell/>
          <table:table-cell office:value-type="string">
            <text:p>remove</text:p>
          </table:table-cell>
          <table:table-cell/>
        </table:table-row>
        <table:table-row table:style-name="ro1">
          <table:table-cell office:value-type="string">
            <text:p>defaults.erb</text:p>
          </table:table-cell>
          <table:table-cell/>
          <table:table-cell office:value-type="string">
            <text:p>remov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14:2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1T14:25:46</dc:date>
    <dc:creator>Alex Mandel</dc:creator>
    <meta:generator>LibreOffice/3.3$Unix LibreOffice_project/330m19$Build-401</meta:generator>
    <meta:editing-duration>PT4H11M33S</meta:editing-duration>
    <meta:editing-cycles>9</meta:editing-cycles>
    <meta:document-statistic meta:table-count="1" meta:cell-count="133" meta:object-count="0"/>
  </office:meta>
</office:document-meta>
</file>